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1">
      <style:paragraph-properties fo:margin-top="0in" fo:margin-bottom="0in"/>
    </style:style>
    <text:list-style style:name="L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BC Company sample documentation project</text:h>
      <text:p text:style-name="Text_20_body">The ABC project sample is an example of a modeling effort by the ABC Company to document their customer order handling process for their telephone ordering system. This topic describes the steps that the business analyst followed to model the resources, business items, and activities involved in the process.</text:p>
      <text:p text:style-name="Text_20_body">First, the business analyst collected enough details about the process to compose a written description of the customer order handling process:</text:p>
      <text:list xml:id="list37292204" text:style-name="L1">
        <text:list-item>
          <text:p text:style-name="P2"><text:bookmark text:name="abcphoneordersampleproject__procdesc"/>A customer calls the order center. </text:p>
        </text:list-item>
        <text:list-item>
          <text:p text:style-name="P2">The customer service representative answers the call and identifies the customer as either a new customer or an existing customer. </text:p>
        </text:list-item>
        <text:list-item>
          <text:p text:style-name="P2">If the customer is new:</text:p>
          <text:list>
            <text:list-item>
              <text:p text:style-name="P2">The service representative creates an account for the customer. </text:p>
            </text:list-item>
            <text:list-item>
              <text:p text:style-name="P2">The service representative creates a new customer order. </text:p>
            </text:list-item>
            <text:list-item>
              <text:p text:style-name="P2">The price structure of the new order is determined by the business rules for pricing (based on details like the volume of the order and special seasonal discounts) and the order details are confirmed with the customer. </text:p>
            </text:list-item>
            <text:list-item>
              <text:p text:style-name="P2">Once the order is confirmed, a credit check is performed. Currently, this work is outsourced to a vendor who provides a service that returns a positive or negative assessment of the customer's credit. </text:p>
              <text:list>
                <text:list-item>
                  <text:p text:style-name="P2">If the credit check comes back with a positive result, the customer service representative notifies the customer that their order is approved, informs them of the shipping status, and disconnects. </text:p>
                </text:list-item>
                <text:list-item>
                  <text:p text:style-name="P2">The order is sent to shipping and a shipping confirmation e-mail is sent to the customer. For the purposes of this process, the process flow ends. </text:p>
                </text:list-item>
                <text:list-item>
                  <text:p text:style-name="P2">If the credit check comes back with a negative result, the account manager is notified. </text:p>
                </text:list-item>
                <text:list-item>
                  <text:p text:style-name="P2">The account manager reviews the order and decides whether or not to approve it.</text:p>
                  <text:list>
                    <text:list-item>
                      <text:p text:style-name="P2">If the account manager approves the order, then the customer service representative notifies the customer that their order is approved, informs them of the shipping status, and disconnects. </text:p>
                    </text:list-item>
                    <text:list-item>
                      <text:p text:style-name="P2">The order is sent to shipping and a shipping confirmation e-mail is sent to the customer. For the purposes of this process, the process flow ends. </text:p>
                    </text:list-item>
                    <text:list-item>
                      <text:p text:style-name="P1">If the account manager does not approve the order, then the account manager notifies the customer of the rejected order and disconnects. </text:p>
                    </text:list-item>
                  </text:list>
                </text:list-item>
              </text:list>
            </text:list-item>
          </text:list>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Arial Unicode MS" style:font-size-asian="24pt" style:font-weight-asian="bold" style:font-name-complex="Tahoma" style:font-size-complex="2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3-02-22T17:13:38.40</meta:creation-date>
    <meta:document-statistic meta:table-count="0" meta:image-count="0" meta:object-count="0" meta:page-count="1" meta:paragraph-count="17" meta:word-count="368" meta:character-count="2225"/>
    <dc:date>2013-02-22T17:14:01.86</dc:date>
    <meta:editing-duration>PT00H00M23S</meta:editing-duration>
    <meta:editing-cycles>1</meta:editing-cycles>
    <meta:generator>OpenOffice.org/3.2$Win32 OpenOffice.org_project/320m12$Build-9483</meta:generator>
  </office:meta>
</office:document-meta>
</file>